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on sur Led par bouton</text:h>
      <text:p text:style-name="Text_20_body">le langage HTML est suffisamment riche pour permettre des interfaces hommes machines de qualité répondant à 90% des besoins.</text:p>
      <text:p text:style-name="Text_20_body">Ainsi une balise &lt;button&gt; associée à une balise d’ancrage &lt;a&gt; permet l’affichage d’un bouton action sur le navigateur Internet.</text:p>
      <text:p text:style-name="Text_20_body">Quelques codes python  permettent de récupérer la commande désirée et la traiter.</text:p>
      <text:p text:style-name="Text_20_body"><text:a xlink:type="simple" xlink:href="http://www.crepp.org/wp-content/uploads/2019/01/webserverLed01.py_.zip">webserverLed01.py</text:a></text:p>
      <text:p text:style-name="Preformatted_20_Text"># #CREPP2019 ppr</text:p>
      <text:p text:style-name="Preformatted_20_Text">try:</text:p>
      <text:p text:style-name="Preformatted_20_Text"><text:s/>import usocket as socket</text:p>
      <text:p text:style-name="Preformatted_20_Text">except:</text:p>
      <text:p text:style-name="Preformatted_20_Text"><text:s/>import socket</text:p>
      <text:p text:style-name="Preformatted_20_Text"/>
      <text:p text:style-name="Preformatted_20_Text">from machine import Pin</text:p>
      <text:p text:style-name="Preformatted_20_Text"/>
      <text:p text:style-name="Preformatted_20_Text">led = Pin(2, Pin.OUT)</text:p>
      <text:p text:style-name="Preformatted_20_Text"/>
      <text:p text:style-name="Preformatted_20_Text"/>
      <text:p text:style-name="Preformatted_20_Text">def web_page():</text:p>
      <text:p text:style-name="Preformatted_20_Text"><text:s/>if led.value() == 1:</text:p>
      <text:p text:style-name="Preformatted_20_Text"><text:s/>gpio_state="ON"</text:p>
      <text:p text:style-name="Preformatted_20_Text"><text:s/>else:</text:p>
      <text:p text:style-name="Preformatted_20_Text"><text:s/>gpio_state="OFF"</text:p>
      <text:p text:style-name="Preformatted_20_Text"><text:s/></text:p>
      <text:p text:style-name="Preformatted_20_Text"><text:s/>html = """</text:p>
      <text:p text:style-name="Preformatted_20_Text"><text:s/><text:span text:style-name="Strong_20_Emphasis">&lt;html&gt;</text:span></text:p>
      <text:p text:style-name="Preformatted_20_Text"><text:span text:style-name="Strong_20_Emphasis"><text:s text:c="2"/>&lt;head&gt; </text:span></text:p>
      <text:p text:style-name="Preformatted_20_Text"><text:span text:style-name="Strong_20_Emphasis"><text:s text:c="3"/>&lt;title&gt;CREPP PQP&lt;/title&gt;</text:span></text:p>
      <text:p text:style-name="Preformatted_20_Text"><text:span text:style-name="Strong_20_Emphasis"><text:s/></text:span></text:p>
      <text:p text:style-name="Preformatted_20_Text"><text:span text:style-name="Strong_20_Emphasis"><text:s text:c="2"/>&lt;/head&gt;</text:span></text:p>
      <text:p text:style-name="Preformatted_20_Text"><text:span text:style-name="Strong_20_Emphasis"><text:s text:c="2"/>&lt;body&gt;</text:span></text:p>
      <text:p text:style-name="Preformatted_20_Text"><text:span text:style-name="Strong_20_Emphasis"><text:s text:c="3"/>&lt;h1&gt;CREPP PQP&lt;/h1&gt; </text:span></text:p>
      <text:p text:style-name="Preformatted_20_Text"><text:span text:style-name="Strong_20_Emphasis"><text:s text:c="3"/>&lt;p&gt;GPIO state: </text:span></text:p>
      <text:p text:style-name="Preformatted_20_Text"><text:span text:style-name="Strong_20_Emphasis"><text:s text:c="5"/>&lt;strong&gt;""" + gpio_state + """&lt;/strong&gt;</text:span></text:p>
      <text:p text:style-name="Preformatted_20_Text"><text:span text:style-name="Strong_20_Emphasis"><text:s text:c="3"/>&lt;/p&gt;</text:span></text:p>
      <text:p text:style-name="Preformatted_20_Text"><text:span text:style-name="Strong_20_Emphasis"><text:s text:c="3"/>&lt;p&gt;</text:span></text:p>
      <text:p text:style-name="Preformatted_20_Text"><text:span text:style-name="Strong_20_Emphasis"><text:s text:c="4"/>&lt;a href="/?led=on"&gt;</text:span></text:p>
      <text:p text:style-name="Preformatted_20_Text"><text:span text:style-name="Strong_20_Emphasis"><text:s text:c="5"/>&lt;button class="button"&gt;</text:span></text:p>
      <text:p text:style-name="Preformatted_20_Text"><text:span text:style-name="Strong_20_Emphasis"><text:s text:c="7"/>led ON - OFF</text:span></text:p>
      <text:p text:style-name="Preformatted_20_Text"><text:span text:style-name="Strong_20_Emphasis"><text:s text:c="5"/>&lt;/button&gt;</text:span></text:p>
      <text:p text:style-name="Preformatted_20_Text"><text:span text:style-name="Strong_20_Emphasis"><text:s text:c="4"/>&lt;/a&gt;</text:span></text:p>
      <text:p text:style-name="Preformatted_20_Text"><text:span text:style-name="Strong_20_Emphasis"><text:s text:c="3"/>&lt;/p&gt;</text:span></text:p>
      <text:p text:style-name="Preformatted_20_Text"><text:span text:style-name="Strong_20_Emphasis"><text:s/></text:span></text:p>
      <text:p text:style-name="Preformatted_20_Text"><text:span text:style-name="Strong_20_Emphasis"><text:s/>&lt;/body&gt;</text:span></text:p>
      <text:p text:style-name="Preformatted_20_Text"><text:span text:style-name="Strong_20_Emphasis"><text:s/>&lt;/html&gt;"""</text:span></text:p>
      <text:p text:style-name="Preformatted_20_Text"><text:s/>return html</text:p>
      <text:p text:style-name="Preformatted_20_Text"/>
      <text:p text:style-name="Preformatted_20_Text">s = socket.socket(socket.AF_INET, socket.SOCK_STREAM)</text:p>
      <text:p text:style-name="Preformatted_20_Text">s.bind(('', 80))</text:p>
      <text:p text:style-name="Preformatted_20_Text">s.listen(5)</text:p>
      <text:p text:style-name="Preformatted_20_Text"/>
      <text:p text:style-name="Preformatted_20_Text">while True:</text:p>
      <text:p text:style-name="Preformatted_20_Text"><text:s/>conn, addr = s.accept()</text:p>
      <text:p text:style-name="Preformatted_20_Text"><text:s/>print('donnees emises depuis %s' % str(addr))</text:p>
      <text:p text:style-name="Preformatted_20_Text"><text:s/>request = conn.recv(1024)</text:p>
      <text:p text:style-name="Preformatted_20_Text"><text:soft-page-break/><text:s/>request = str(request)</text:p>
      <text:p text:style-name="Preformatted_20_Text"><text:s/>print('Contenu = %s' % request)</text:p>
      <text:p text:style-name="Preformatted_20_Text"><text:s/><text:span text:style-name="Strong_20_Emphasis">led_on = request.find('/?led=on')</text:span></text:p>
      <text:p text:style-name="Preformatted_20_Text"><text:span text:style-name="Strong_20_Emphasis"><text:s/>if led_on == 6:</text:span></text:p>
      <text:p text:style-name="Preformatted_20_Text"><text:span text:style-name="Strong_20_Emphasis"><text:s text:c="4"/>print('LED ON OFF')</text:span></text:p>
      <text:p text:style-name="Preformatted_20_Text"><text:span text:style-name="Strong_20_Emphasis"><text:s text:c="4"/>led.value( not led.value())</text:span></text:p>
      <text:p text:style-name="Preformatted_20_Text"><text:s/>response = web_page()</text:p>
      <text:p text:style-name="Preformatted_20_Text"><text:s/>conn.send(response)</text:p>
      <text:p text:style-name="P1"><text:s/>conn.close()</text:p>
      <text:p text:style-name="Text_20_body"> </text:p>
      <text:h text:style-name="Heading_20_2" text:outline-level="2">CSS amélioration de la présentation</text:h>
      <text:p text:style-name="Text_20_body"><text:span text:style-name="T1">CSS</text:span> <text:span text:style-name="T3">Cascading Style Sheets, </text:span><text:span text:style-name="T2">Feuilles de Style en Cascade permettent depuis les années 1990 d’améliorer la présentation des documents HTML.</text:span></text:p>
      <text:p text:style-name="Text_20_body">par exemple pour les boutons:</text:p>
      <text:p text:style-name="Preformatted_20_Text">&lt;style&gt;</text:p>
      <text:p text:style-name="Preformatted_20_Text"><text:s/>html{</text:p>
      <text:p text:style-name="Preformatted_20_Text"><text:s text:c="2"/>font-family: Helvetica; </text:p>
      <text:p text:style-name="Preformatted_20_Text"><text:s text:c="2"/>display:inline-block; </text:p>
      <text:p text:style-name="Preformatted_20_Text"><text:s text:c="2"/>margin: 0px auto; </text:p>
      <text:p text:style-name="Preformatted_20_Text"><text:s text:c="2"/>text-align: center;}</text:p>
      <text:p text:style-name="Preformatted_20_Text"><text:s/>h1{</text:p>
      <text:p text:style-name="Preformatted_20_Text"><text:s text:c="4"/>color: #0F3376; padding: 2vh;}</text:p>
      <text:p text:style-name="Preformatted_20_Text"><text:s/>p{</text:p>
      <text:p text:style-name="Preformatted_20_Text"><text:s text:c="4"/>font-size: 1.5rem;}</text:p>
      <text:p text:style-name="Preformatted_20_Text"><text:s/>.<text:span text:style-name="Strong_20_Emphasis">button</text:span>{</text:p>
      <text:p text:style-name="Preformatted_20_Text"><text:s text:c="3"/>display:</text:p>
      <text:p text:style-name="Preformatted_20_Text"><text:s text:c="3"/>inline-block; </text:p>
      <text:p text:style-name="Preformatted_20_Text"><text:s text:c="3"/>background-color: #e7bd3b; </text:p>
      <text:p text:style-name="Preformatted_20_Text"><text:s text:c="3"/>border: none; </text:p>
      <text:p text:style-name="Preformatted_20_Text"><text:s text:c="3"/>border-radius: 4px; </text:p>
      <text:p text:style-name="Preformatted_20_Text"><text:s text:c="3"/>color: white; </text:p>
      <text:p text:style-name="Preformatted_20_Text"><text:s text:c="3"/>padding: 16px 40px; </text:p>
      <text:p text:style-name="Preformatted_20_Text"><text:s text:c="3"/>text-decoration: none; </text:p>
      <text:p text:style-name="Preformatted_20_Text"><text:s text:c="3"/>font-size: 30px; </text:p>
      <text:p text:style-name="Preformatted_20_Text"><text:s text:c="3"/>margin: 2px; cursor: pointer;}</text:p>
      <text:p text:style-name="Preformatted_20_Text"><text:s/>.button2{</text:p>
      <text:p text:style-name="Preformatted_20_Text"><text:s text:c="3"/>background-color: #4286f4;</text:p>
      <text:p text:style-name="Preformatted_20_Text"><text:s/>.button3{</text:p>
      <text:p text:style-name="Preformatted_20_Text"><text:s text:c="3"/>background-color: #4286f4;}</text:p>
      <text:p text:style-name="P1"><text:s/>&lt;/style&gt;</text:p>
      <text:p text:style-name="Text_20_body">et</text:p>
      <text:p text:style-name="Preformatted_20_Text">&lt;a href="/?led=on"&gt;</text:p>
      <text:p text:style-name="Preformatted_20_Text"><text:s text:c="3"/>&lt;button <text:span text:style-name="Strong_20_Emphasis">class="button"</text:span>&gt;</text:p>
      <text:p text:style-name="Preformatted_20_Text"><text:s text:c="6"/>led ON - OFF</text:p>
      <text:p text:style-name="Preformatted_20_Text"><text:s text:c="3"/>&lt;/button&gt;</text:p>
      <text:p text:style-name="P1">&lt;/a&gt;</text:p>
      <text:p text:style-name="Text_20_body"> </text:p>
      <text:p text:style-name="Text_20_body"><text:a xlink:type="simple" xlink:href="https://www.w3schools.com/css/css3_buttons.asp">https://www.w3schools.com/css/css3_buttons.asp</text:a></text:p>
      <text:p text:style-name="Text_20_body"><text:a xlink:type="simple" xlink:href="http://www.crepp.org/wp-content/uploads/2019/01/webserverLed02.py_.zip">webserverLed02.py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1-27T13:42:35.469517201</meta:creation-date>
    <dc:date>2019-01-27T13:43:42.024818720</dc:date>
    <dc:creator>papy56 </dc:creator>
    <meta:editing-duration>P0D</meta:editing-duration>
    <meta:editing-cycles>1</meta:editing-cycles>
    <meta:document-statistic meta:table-count="0" meta:image-count="0" meta:object-count="0" meta:page-count="2" meta:paragraph-count="95" meta:word-count="257" meta:character-count="2092" meta:non-whitespace-character-count="1751"/>
    <meta:generator>LibreOffice/4.2.8.2$Linux_X86_64 LibreOffice_project/420m0$Build-2</meta:generator>
  </office:meta>
</office:document-meta>
</file>